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6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font-name="Cumberlan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umberland"/>
    </style:style>
    <style:style style:name="T3" style:family="text">
      <style:text-properties style:font-name="Cumberland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/>
          <table:table-cell table:style-name="ce7" office:value-type="string" table:number-columns-spanned="2" table:number-rows-spanned="1">
            <text:p>Experiment 1 (2m38s)</text:p>
          </table:table-cell>
          <table:covered-table-cell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None</text:p>
          </table:table-cell>
          <table:table-cell table:style-name="ce3" office:value-type="string">
            <text:p>No optimisation just using CatBoost directly with Scikit Learn and applying default params except for 5000 iterations</text:p>
          </table:table-cell>
          <table:table-cell table:style-name="ce8" office:value-type="float" office:value="0.8972">
            <text:p>0.8972</text:p>
          </table:table-cell>
          <table:table-cell office:value-type="float" office:value="0.92382">
            <text:p>0.92382</text:p>
          </table:table-cell>
          <table:table-cell table:style-name="ce11" office:value-type="float" office:value="0.89389">
            <text:p>0.89389</text:p>
          </table:table-cell>
          <table:table-cell table:style-name="ce11" office:value-type="float" office:value="0.9212">
            <text:p>0.9212</text:p>
          </table:table-cell>
          <table:table-cell table:style-name="ce7"/>
          <table:table-cell table:style-name="ce1"/>
          <table:table-cell table:style-name="ce7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3"/>
          <table:table-cell table:style-name="ce8" office:value-type="string">
            <text:p>run this with the 10 iter shaped model with SymmetricTree</text:p>
          </table:table-cell>
          <table:table-cell table:style-name="ce8" office:value-type="string">
            <text:p>run this with the 10 iter shaped model with Lossguide</text:p>
          </table:table-cell>
          <table:table-cell table:style-name="ce12" office:value-type="string" table:number-columns-spanned="5" table:number-rows-spanned="1">
            <text:p>CatBoostClassifier(task_type = "GPU", devices='0', gpu_ram_part=0.95, gpu_cat_features_storage='GpuRam', random_seed=42, custom_loss=['AUC', 'Accuracy'], iterations=5000, eval_metric='AUC', grow_policy='SymmetricTree/Lossguide', border_count=255, random_strength=2)</text:p>
            <text:p/>
          </table:table-cell>
          <table:covered-table-cell table:style-name="ce1"/>
          <table:covered-table-cell table:style-name="ce7"/>
          <table:covered-table-cell table:style-name="ce1"/>
          <table:covered-table-cell table:style-name="ce7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Experiment (19m36s)</text:p>
          </table:table-cell>
          <table:covered-table-cell/>
          <table:table-cell table:style-name="ce7" office:value-type="string" table:number-columns-spanned="2" table:number-rows-spanned="1">
            <text:p>Experiment (129m)</text:p>
          </table:table-cell>
          <table:covered-table-cell table:style-name="ce1"/>
          <table:table-cell table:style-name="ce7" office:value-type="string" table:number-columns-spanned="2" table:number-rows-spanned="1">
            <text:p>Experiment 3 (26m)</text:p>
          </table:table-cell>
          <table:covered-table-cell table:style-name="ce1"/>
          <table:table-cell table:style-name="ce7" office:value-type="string" table:number-columns-spanned="2" table:number-rows-spanned="1">
            <text:p>Experiment 4 (46m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Optuna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p.mean(cross_val_score, 'neg_mean_absolute_error')</text:p>
          </table:table-cell>
          <table:table-cell table:style-name="ce9" office:value-type="string">
            <text:p>0.89579/0.89539</text:p>
          </table:table-cell>
          <table:table-cell table:style-name="ce9" office:value-type="string">
            <text:p>0.92266/0.9228</text:p>
          </table:table-cell>
          <table:table-cell table:number-columns-repeated="2"/>
          <table:table-cell table:style-name="ce9" office:value-type="float" office:value="0.88961">
            <text:p>0.88961</text:p>
          </table:table-cell>
          <table:table-cell table:style-name="ce9" office:value-type="float" office:value="0.9204">
            <text:p>0.920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p.max(cross_val_score, 'test-AUC-mean')</text:p>
          </table:table-cell>
          <table:table-cell table:number-columns-repeated="2"/>
          <table:table-cell table:style-name="ce9" office:value-type="float" office:value="0.89121">
            <text:p>0.89121</text:p>
          </table:table-cell>
          <table:table-cell table:style-name="ce9" office:value-type="float" office:value="0.9204">
            <text:p>0.9204</text:p>
          </table:table-cell>
          <table:table-cell table:number-columns-repeated="2"/>
          <table:table-cell table:style-name="ce9" office:value-type="float" office:value="0.89522">
            <text:p>0.89522</text:p>
          </table:table-cell>
          <table:table-cell table:style-name="ce9" office:value-type="float" office:value="0.92258">
            <text:p>0.9225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/>
          <table:table-cell table:style-name="ce7" office:value-type="string" table:number-columns-spanned="2" table:number-rows-spanned="1">
            <text:p>Experiment 1 (4m25s)</text:p>
          </table:table-cell>
          <table:covered-table-cell/>
          <table:table-cell table:style-name="ce7" office:value-type="string" table:number-columns-spanned="2" table:number-rows-spanned="1">
            <text:p>Experiment 2 (27m38s)</text:p>
          </table:table-cell>
          <table:covered-table-cell table:style-name="ce1"/>
          <table:table-cell table:style-name="ce7" office:value-type="string" table:number-columns-spanned="2" table:number-rows-spanned="1">
            <text:p>Experiment 3 (18m11s)</text:p>
          </table:table-cell>
          <table:covered-table-cell table:style-name="ce1"/>
          <table:table-cell table:style-name="ce7" office:value-type="string" table:number-columns-spanned="2" table:number-rows-spanned="1">
            <text:p>Experiment 4 (4m24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brt_minimize and objective: mean-abs-error, 6000 iter</text:p>
          </table:table-cell>
          <table:table-cell table:style-name="ce8" office:value-type="float" office:value="0.8943">
            <text:p>0.8943</text:p>
          </table:table-cell>
          <table:table-cell table:style-name="ce9" office:value-type="float" office:value="0.92306">
            <text:p>0.92306</text:p>
          </table:table-cell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4">
          <table:table-cell/>
          <table:table-cell table:style-name="ce4" office:value-type="string">
            <text:p>depth=3 - l2_leaf_reg=4.217444 - learning_rate=0.433410 </text:p>
          </table:table-cell>
          <table:table-cell table:style-name="ce8"/>
          <table:table-cell table:style-name="ce9"/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table:style-name="ce5" office:value-type="string">
            <text:p>gb_minimize and objective: mean-abs-error, 6000 iter</text:p>
          </table:table-cell>
          <table:table-cell table:style-name="ce4"/>
          <table:table-cell/>
          <table:table-cell table:style-name="ce9" table:number-columns-repeated="2"/>
          <table:table-cell table:number-columns-repeated="2"/>
          <table:table-cell table:style-name="ce9" office:value-type="float" office:value="0.89137">
            <text:p>0.89137</text:p>
          </table:table-cell>
          <table:table-cell table:style-name="ce9" office:value-type="float" office:value="0.92122">
            <text:p>0.92122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string">
            <text:p>depth=5 - l2_leaf_reg=2.477318 - learning_rate=0.351668 </text:p>
          </table:table-cell>
          <table:table-cell table:style-name="ce4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5">
          <table:table-cell office:value-type="float" office:value="10">
            <text:p>10</text:p>
          </table:table-cell>
          <table:table-cell table:style-name="ce5" office:value-type="string">
            <text:p>gbrt_minimize and objective: AUC-mean</text:p>
          </table:table-cell>
          <table:table-cell table:number-columns-repeated="2"/>
          <table:table-cell office:value-type="float" office:value="0.8862">
            <text:p>0.8862</text:p>
          </table:table-cell>
          <table:table-cell office:value-type="float" office:value="0.91968">
            <text:p>0.9196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depth=6 - l2_leaf_reg=1.795442 - learning_rate=0.116053 - max_leaves=40 - min_data_in_leaf=7 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table:style-name="ce5" office:value-type="string">
            <text:p>gb_minimize and objective: AUC-mean</text:p>
          </table:table-cell>
          <table:table-cell table:number-columns-repeated="4"/>
          <table:table-cell office:value-type="float" office:value="0.88937">
            <text:p>0.88937</text:p>
          </table:table-cell>
          <table:table-cell office:value-type="float" office:value="0.92112">
            <text:p>0.9211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depth=3 - l2_leaf_reg=3.096342 - learning_rate=0.285295 - max_leaves=29 - min_data_in_leaf=9 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table:style-name="ce7" office:value-type="string" table:number-columns-spanned="2" table:number-rows-spanned="1">
            <text:p>Experiment 1 (21m43s)</text:p>
          </table:table-cell>
          <table:covered-table-cell/>
          <table:table-cell table:style-name="ce7" office:value-type="string" table:number-columns-spanned="2" table:number-rows-spanned="1">
            <text:p>Experiment 2 (132m)</text:p>
          </table:table-cell>
          <table:covered-table-cell table:style-name="ce1"/>
          <table:table-cell table:style-name="ce7" office:value-type="string" table:number-columns-spanned="2" table:number-rows-spanned="1">
            <text:p>Experiment 3 (119)</text:p>
          </table:table-cell>
          <table:covered-table-cell table:style-name="ce1"/>
          <table:table-cell table:style-name="ce7" office:value-type="string" table:number-columns-spanned="2" table:number-rows-spanned="1">
            <text:p>Experiment 4 (21m13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gbrt_minimize and objective: mean-abs-error, 6000 iter</text:p>
          </table:table-cell>
          <table:table-cell table:style-name="ce8" office:value-type="string">
            <text:p>0.89534/0.89739</text:p>
          </table:table-cell>
          <table:table-cell table:style-name="ce9" office:value-type="string">
            <text:p>0.92272/0.92322</text:p>
          </table:table-cell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6">
          <table:table-cell/>
          <table:table-cell table:style-name="ce4" office:value-type="string">
            <text:p>Depth=3 - l2_leaf_reg=5.090650 - learning_rate=0.429370 </text:p>
            <text:p>depth=3 - l2_leaf_reg=4.910099 – learning_rate=0.172323</text:p>
            <text:p/>
          </table:table-cell>
          <table:table-cell table:style-name="ce8"/>
          <table:table-cell table:style-name="ce9"/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table:style-name="ce5" office:value-type="string">
            <text:p>gb_minimize and objective: mean-abs-error, 6000 iter</text:p>
          </table:table-cell>
          <table:table-cell table:style-name="ce4"/>
          <table:table-cell/>
          <table:table-cell table:style-name="ce9" table:number-columns-repeated="2"/>
          <table:table-cell table:number-columns-repeated="2"/>
          <table:table-cell table:style-name="ce4" office:value-type="string">
            <text:p>0.89314/ 0.89921</text:p>
          </table:table-cell>
          <table:table-cell office:value-type="string">
            <text:p>0.92296/0.92452</text:p>
          </table:table-cell>
          <table:table-cell table:number-columns-repeated="1014"/>
        </table:table-row>
        <table:table-row table:style-name="ro7">
          <table:table-cell/>
          <table:table-cell table:style-name="ce4" office:value-type="string">
            <text:p>depth=3 - l2_leaf_reg=6.659112 - learning_rate=0.499871 </text:p>
            <text:p>depth=3 - l2_leaf_reg=2.097953 – learning_rate=0.053279</text:p>
            <text:p>NOTE: we got 0.8995763 by using</text:p>
            <text:p>learning_rate=<text:span text:style-name="T1">0.01, </text:span><text:span text:style-name="T1">iter=25000</text:span> l2_leaf_reg=6.659112, depth=3</text:p>
            <text:p>Got 0.89981 with learning_rate=0.01, l2_leaf_reg=6, depth=3 and iter = 40000</text:p>
          </table:table-cell>
          <table:table-cell table:style-name="ce4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table:style-name="ce5" office:value-type="string">
            <text:p>gbrt_minimize and objective: AUC-mean</text:p>
          </table:table-cell>
          <table:table-cell table:number-columns-repeated="2"/>
          <table:table-cell table:style-name="ce13" office:value-type="string">
            <text:p>0.89045/ 0.89056</text:p>
          </table:table-cell>
          <table:table-cell table:style-name="ce3" office:value-type="string">
            <text:p>0.91948/ 0.91982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>
            <text:p>depth=8 - l2_leaf_reg=5.374736 - learning_rate=0.102543 - max_leaves=37 – min_data_in_leaf=10 </text:p>
            <text:p>/</text:p>
            <text:p>depth=8 - l2_leaf_reg=1.228662 - learning_rate=0.133409 - max_leaves=22 – min_data_in_leaf=8</text:p>
          </table:table-cell>
          <table:table-cell table:number-columns-repeated="1022"/>
        </table:table-row>
        <table:table-row table:style-name="ro5">
          <table:table-cell office:value-type="float" office:value="50">
            <text:p>50</text:p>
          </table:table-cell>
          <table:table-cell table:style-name="ce5" office:value-type="string">
            <text:p>gb_minimize and objective: AUC-mean</text:p>
          </table:table-cell>
          <table:table-cell table:number-columns-repeated="4"/>
          <table:table-cell office:value-type="string">
            <text:p>0.89078/0.89027</text:p>
          </table:table-cell>
          <table:table-cell office:value-type="string">
            <text:p>0.92084/0.91986</text:p>
          </table:table-cell>
          <table:table-cell table:number-columns-repeated="1016"/>
        </table:table-row>
        <table:table-row table:style-name="ro9">
          <table:table-cell/>
          <table:table-cell table:style-name="ce3" office:value-type="string">
            <text:p>depth=8 - l2_leaf_reg=7.000000 - learning_rate=0.115722 - max_leaves=20 – min_data_in_leaf=10</text:p>
            <text:p>/</text:p>
            <text:p>depth=3 - l2_leaf_reg=3.096342 - learning_rate=0.285295 - max_leaves=29 – min_data_in_leaf=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Got 0.89981 with learning_rate=0.01, l2_leaf_reg=6, depth=3 and iter = 40000, </text:p>
            <text:p><text:span text:style-name="T1">Time</text:span>=3m14s</text:p>
          </table:table-cell>
          <table:table-cell office:value-type="float" office:value="0.89981">
            <text:p>0.89981</text:p>
          </table:table-cell>
          <table:table-cell table:style-name="ce10" office:value-type="float" office:value="0.92416">
            <text:p>0.9241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<text:span text:style-name="T2">we got </text:span><text:span text:style-name="T2">0.8995763 by </text:span><text:span text:style-name="T2">using</text:span></text:p>
            <text:p><text:span text:style-name="T2">learning_rate</text:span><text:span text:style-name="T2">=</text:span><text:span text:style-name="T3">0.01, </text:span><text:span text:style-name="T3">iter=25000</text:span><text:span text:style-name="T2"> </text:span><text:span text:style-name="T2">l2_leaf_reg=6</text:span><text:span text:style-name="T2">.659112, </text:span><text:span text:style-name="T2">depth=3</text:span></text:p>
          </table:table-cell>
          <table:table-cell office:value-type="float" office:value="0.89958">
            <text:p>0.89958</text:p>
          </table:table-cell>
          <table:table-cell office:value-type="float" office:value="0.92411">
            <text:p>0.924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3" office:value-type="string">
            <text:p>BayesSearchCV search with:</text:p>
            <text:p><text:s text:c="4"/>CatBoostClassifier(task_type = "GPU", devices='0', gpu_ram_part=0.3, gpu_cat_features_storage='GpuRam', random_seed=42, custom_loss=['AUC', 'Accuracy'], grow_policy='SymmetricTree',iterations=3000, eval_metric='AUC', border_count=255, random_strength=2, learning_rate=0.03, l2_leaf_reg=5, depth=3)</text:p>
            <text:p><text:s text:c="4"/>,</text:p>
            <text:p><text:s text:c="4"/>{</text:p>
            <text:p><text:s text:c="8"/>'learning_rate': Real(0.007, 0.07, "log-uniform")</text:p>
            <text:p><text:s text:c="4"/>},</text:p>
            <text:p><text:s text:c="4"/>n_iter=10,</text:p>
            <text:p><text:s text:c="4"/>Cv=3</text:p>
            <text:p><text:span text:style-name="T1">Time</text:span>=34m35s</text:p>
          </table:table-cell>
          <table:table-cell table:style-name="ce3" office:value-type="string">
            <text:p>0.89892</text:p>
            <text:p>val. score: 0.92364</text:p>
            <text:p>val. score: {'learning_rate': 0.06902527789398687}</text:p>
            <text:p>test score: 0.92336</text:p>
          </table:table-cell>
          <table:table-cell table:number-columns-repeated="1021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3/07/2019</text:date>, <text:time>10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18:56.55</meta:creation-date>
    <dc:date>2019-07-03T10:17:12.88</dc:date>
    <meta:editing-duration>P3DT18H1M29S</meta:editing-duration>
    <meta:editing-cycles>26</meta:editing-cycles>
    <meta:generator>OpenOffice/4.1.1$Win32 OpenOffice.org_project/411m6$Build-9775</meta:generator>
    <meta:document-statistic meta:table-count="3" meta:cell-count="136" meta:object-count="0"/>
    <meta:user-defined meta:name="Originator">Microsoft Word 15</meta:user-defined>
    <meta:user-defined meta:name="ProgId">Word.Document</meta:user-defined>
  </office:meta>
</office:document-meta>
</file>